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2C000002F0446C9B73FCB50D9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gradient" draw:fill-gradient-name="DES_20_Blue" draw:textarea-horizontal-align="justify" draw:textarea-vertical-align="middle" draw:auto-grow-height="false" fo:min-height="1.437cm" fo:min-width="5.902cm" fo:wrap-option="no-wrap"/>
    </style:style>
    <style:style style:name="gr3" style:family="graphic">
      <style:graphic-properties style:protect="size"/>
    </style:style>
    <style:style style:name="pr1" style:family="presentation" style:parent-style-name="Default-notes">
      <style:graphic-properties draw:fill-color="#ffffff" fo:min-height="13.364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gradient" draw:fill-gradient-name="DES_20_Blue"/>
      <style:paragraph-properties fo:text-align="center"/>
      <style:text-properties fo:color="#ffffff" fo:font-size="16pt" fo:font-style="normal" fo:text-shadow="1pt 1pt" fo:font-weight="bold" style:font-size-asian="16pt" style:font-style-asian="normal" style:font-weight-asian="bold" style:font-size-complex="16pt" style:font-style-complex="normal" style:font-weight-complex="bold"/>
    </style:style>
    <style:style style:name="P4" style:family="paragraph">
      <loext:graphic-properties draw:fill-color="#ffffff"/>
    </style:style>
    <style:style style:name="T1" style:family="text">
      <style:text-properties fo:color="#ffffff" fo:font-size="16pt" fo:font-style="normal" fo:text-shadow="1pt 1pt" fo:font-weight="bold" style:font-size-asian="16pt" style:font-style-asian="normal" style:font-weight-asian="bold" style:font-size-complex="16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11.853cm" svg:height="10.977cm" svg:x="1.947cm" svg:y="9.022cm">
          <draw:image xlink:href="Pictures/100002010000032C000002F0446C9B73FCB50D99.png" xlink:type="simple" xlink:show="embed" xlink:actuate="onLoad">
            <text:p/>
          </draw:image>
        </draw:frame>
        <draw:custom-shape draw:style-name="gr2" draw:text-style-name="P3" draw:layer="layout" svg:width="9.8cm" svg:height="2.6cm" svg:x="13.8cm" svg:y="7.2cm">
          <text:p text:style-name="P2"><text:span text:style-name="T1">Was läuft denn gerade</text:span></text:p>
          <text:p text:style-name="P2"><text:span text:style-name="T1">so im Fernsehen?</text:span></text:p>
          <draw:enhanced-geometry svg:viewBox="0 0 21600 21600" draw:text-areas="3000 3320 17110 17330" draw:type="cloud-callout" draw:modifiers="-50.6887052341598 29480.968858131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4.848cm" svg:height="11.136cm" svg:x="3.075cm" svg:y="2.257cm" draw:page-number="1" presentation:class="page"/>
          <draw:frame presentation:style-name="pr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gradient draw:name="DES_20_Blue" draw:display-name="DES Blue" draw:style="linear" draw:start-color="#99ccff" draw:end-color="#99ccff" draw:start-intensity="75%" draw:end-intensity="100%" draw:angle="450" draw:border="15%"/>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ennis Schulmeister-Zimolong</meta:initial-creator>
    <meta:creation-date>2018-03-12T21:29:26.169491172</meta:creation-date>
    <dc:date>2018-03-13T03:35:48.753457149</dc:date>
    <dc:creator>Dennis Schulmeister-Zimolong</dc:creator>
    <meta:editing-duration>PT3M7S</meta:editing-duration>
    <meta:editing-cycles>2</meta:editing-cycles>
    <meta:generator>LibreOffice/5.4.5.1$Linux_X86_64 LibreOffice_project/40$Build-1</meta:generator>
    <meta:document-statistic meta:object-count="25"/>
  </office:meta>
</office:document-meta>
</file>